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a6099" loext:opacity="100%"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fo:font-size="11pt" officeooo:rsid="001edea8" officeooo:paragraph-rsid="001edea8" style:font-size-asian="9.60000038146973pt" style:font-size-complex="11pt"/>
    </style:style>
    <style:style style:name="P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401cm" style:auto-text-indent="false" style:page-number="auto" fo:background-color="transparent"/>
      <style:text-properties fo:color="#000000" loext:opacity="100%" fo:font-size="11pt" officeooo:rsid="001edea8" officeooo:paragraph-rsid="001edea8" style:font-size-asian="9.60000038146973pt" style:font-size-complex="11pt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1.401cm" style:auto-text-indent="false" fo:background-color="transparent"/>
      <style:text-properties fo:color="#000000" loext:opacity="100%" fo:font-size="11pt" officeooo:rsid="001edea8" officeooo:paragraph-rsid="001edea8" style:font-size-asian="9.60000038146973pt" style:font-size-complex="11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color="#000000" loext:opacity="100%" fo:font-size="11pt" officeooo:rsid="001edea8" officeooo:paragraph-rsid="001edea8" style:font-size-asian="9.60000038146973pt" style:font-size-complex="11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color="#000000" loext:opacity="100%" fo:font-size="11pt" officeooo:rsid="001edea8" officeooo:paragraph-rsid="001edea8" style:font-size-asian="9.60000038146973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0pt" fo:font-weight="normal" officeooo:rsid="001869bc" style:font-size-asian="8.75pt" style:font-weight-asian="normal" style:font-size-complex="10pt" style:font-weight-complex="normal"/>
    </style:style>
    <style:style style:name="T3" style:family="text">
      <style:text-properties fo:font-size="10pt" fo:font-weight="normal" officeooo:rsid="0019a0db" style:font-size-asian="8.75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desafío 0, 1 y 2</text:p>
      <text:p text:style-name="P1"/>
      <text:p text:style-name="P2">1. ¿Qué es un emprendedor?</text:p>
      <text:p text:style-name="P2"><text:tab/>Una persona que toma identifica oportunidades y las lleva a cabo aceptando el riesgo, etc etc.</text:p>
      <text:p text:style-name="P2"/>
      <text:p text:style-name="P2">2. ¿Qué diferencias y similitudes identificas entre un emprendedor y un empresario?</text:p>
      <text:p text:style-name="P2"><text:tab/>Emprendedor fase inicial, empresario cuando ya lo tiene consolidado.</text:p>
      <text:p text:style-name="P2"/>
      <text:p text:style-name="P2">3. ¿Qué ventajas tiene crear tu empresa, en lugar de ser trabajador por cuenta ajena?</text:p>
      <text:p text:style-name="P2"><text:tab/>No tienes jefe.</text:p>
      <text:p text:style-name="P2"/>
      <text:p text:style-name="P2">4. ¿Qué inconvenientes crees que tiene emprender tu propio negocio?</text:p>
      <text:p text:style-name="P2"><text:tab/>Los riesgos asumidos.</text:p>
      <text:p text:style-name="P2"/>
      <text:p text:style-name="P2">5. ¿En qué áreas o bloques organiza las competencias de un emprendedor el Marco Europeo de</text:p>
      <text:p text:style-name="P2">Competencias de Emprendimiento? Pon un ejemplo de una competencia que se incluya en cada</text:p>
      <text:p text:style-name="P2">área.</text:p>
      <text:p text:style-name="P2"><text:tab/>Ideas y oportunidades, recursos, pasar a la acción. Creatividad, motivación y perseverancia, trabajar <text:tab/>con otros.</text:p>
      <text:p text:style-name="P2"/>
      <text:p text:style-name="P2">6. ¿En qué aspectos o situaciones es importante la capacidad de asumir riesgos para un empresario</text:p>
      <text:p text:style-name="P2">o emprendedor?</text:p>
      <text:p text:style-name="P2"><text:tab/>Cuando te expandes, cuando inviertes dinero, etc etc.</text:p>
      <text:p text:style-name="P2"/>
      <text:p text:style-name="P2">7. ¿Es necesario crear un nuevo producto para tener una idea de negocio innovadora? Justifica tu</text:p>
      <text:p text:style-name="P2">respuesta.</text:p>
      <text:p text:style-name="P2"><text:tab/>No. Puedes innovar en la forma de venderlo, en las características que tiene, etc.</text:p>
      <text:p text:style-name="P2"/>
      <text:p text:style-name="P2">8. ¿Qué fuentes de oportunidades de negocios conoces?</text:p>
      <text:p text:style-name="P2"><text:tab/><text:span text:style-name="Strong_20_Emphasis"><text:span text:style-name="T1">Cambios tecnológicos, investigar el mercado, las tendencias, necesidades, replicar experiencias <text:tab/>ajenas, lo del medio ambiente, ampliar el público objetivo...</text:span></text:span></text:p>
      <text:p text:style-name="P2"/>
      <text:p text:style-name="P2">9. Indica, en cada caso, si se trata de una innovación de producto, de proceso, de organización o</text:p>
      <text:p text:style-name="P2">de comercialización:</text:p>
      <text:p text:style-name="P2"/>
      <text:p text:style-name="P3">9.1. La introducción en el mercado de automóviles con sistema de</text:p>
      <text:p text:style-name="P4">aparcamiento asistido.</text:p>
      <text:p text:style-name="P4">Producto</text:p>
      <text:p text:style-name="P4"/>
      <text:p text:style-name="P4">9.2. La venta a través de internet.</text:p>
      <text:p text:style-name="P4">Proceso</text:p>
      <text:p text:style-name="P4"/>
      <text:p text:style-name="P4">9.3. El Mine Kafon Ball, un dispositivo lo suficientemente</text:p>
      <text:p text:style-name="P4">pesado como para detonar minas terrestres mientras rueda</text:p>
      <text:p text:style-name="P4">por el suelo. Mine Kafon Ball tiene aproximadamente la</text:p>
      <text:p text:style-name="P4">altura y el peso de un hombre promedio, lo que le permite</text:p>
      <text:p text:style-name="P4">activar minas terrestres a medida que rueda sobre ellas. El núcleo es una</text:p>
      <text:p text:style-name="P4">carcasa de hierro de 17 kg.</text:p>
      <text:p text:style-name="P4">Producto</text:p>
      <text:p text:style-name="P4"/>
      <text:p text:style-name="P4">9.4. Una empresa ha implementado la jornada laboral de 4 días para facilitar</text:p>
      <text:p text:style-name="P4">la conciliación del trabajo y la vida familiar y personal. La satisfacción y</text:p>
      <text:p text:style-name="P4">la productividad de sus trabajadores ha aumentado.</text:p>
      <text:p text:style-name="P4">Organización</text:p>
      <text:p text:style-name="P4"/>
      <text:p text:style-name="P4"/>
      <text:p text:style-name="P4"><text:soft-page-break/>9.5. Una tienda de ropa de un pueblo ha creado una cuenta de Instagram</text:p>
      <text:p text:style-name="P4">para anunciar las prendas de la nueva temporada.</text:p>
      <text:p text:style-name="P4">Comercialización</text:p>
      <text:p text:style-name="P4"/>
      <text:p text:style-name="P4">9.6. Un restaurante “de toda la vida” ofrece contratar un servicio de reparto</text:p>
      <text:p text:style-name="P4">diario de su menú de comida casera. Sus clientes buscan comer comida</text:p>
      <text:p text:style-name="P4">casera, pero entre semana no tienen tiempo, ni de cocinar, ni de ir al</text:p>
      <text:p text:style-name="P4">restaurante a recoger la comida.</text:p>
      <text:p text:style-name="P4">Proceso</text:p>
      <text:p text:style-name="P4"/>
      <text:p text:style-name="P4">9.7. Agricultores de Murcia que se han reinventado creando un jamón</text:p>
      <text:p text:style-name="P4">‘halal’1*</text:p>
      <text:p text:style-name="P4">Producto</text:p>
      <text:p text:style-name="P4"/>
      <text:p text:style-name="P4"/>
      <text:p text:style-name="P4"/>
      <text:p text:style-name="P6">10. Define el concepto de empresa, y explica la función de una empresa según el flujo circular de la</text:p>
      <text:p text:style-name="P5">renta.</text:p>
      <text:p text:style-name="P5"><text:tab/><text:span text:style-name="T2">Una empresa </text:span><text:span text:style-name="T3">es una unidad económica de producción que </text:span><text:span text:style-name="T2">organiza los </text:span><text:span text:style-name="T3">factores</text:span><text:span text:style-name="T2"> de producción, </text:span><text:span text:style-name="T3">los transforma <text:tab/>en bienes y servicios que cubren necesidades de las familias </text:span><text:span text:style-name="T2">con el fin de obtener benefici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08:09:18.509000000</meta:creation-date>
    <dc:date>2024-10-14T08:50:58.015000000</dc:date>
    <meta:editing-duration>PT41M39S</meta:editing-duration>
    <meta:editing-cycles>1</meta:editing-cycles>
    <meta:document-statistic meta:table-count="0" meta:image-count="0" meta:object-count="0" meta:page-count="2" meta:paragraph-count="53" meta:word-count="476" meta:character-count="2931" meta:non-whitespace-character-count="2496"/>
    <meta:generator>LibreOffice/7.5.4.2$Windows_X86_64 LibreOffice_project/36ccfdc35048b057fd9854c757a8b67ec53977b6</meta:generator>
  </office:meta>
</office:document-meta>
</file>